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color="#ffff00" draw:fill-color="#4c4c4c" draw:textarea-horizontal-align="center" draw:textarea-vertical-align="middle"/>
    </style:style>
    <style:style style:name="gr2" style:family="graphic" style:parent-style-name="standard">
      <style:graphic-properties svg:stroke-color="#00ff00" draw:fill-color="#4c4c4c" draw:textarea-horizontal-align="center" draw:textarea-vertical-align="middle"/>
    </style:style>
    <style:style style:name="gr3" style:family="graphic" style:parent-style-name="standard">
      <style:graphic-properties draw:stroke="solid" svg:stroke-color="#00ff00" draw:fill="solid" draw:fill-color="#4c4c4c" draw:textarea-horizontal-align="center" draw:textarea-vertical-align="middle"/>
    </style:style>
    <style:style style:name="gr4" style:family="graphic" style:parent-style-name="standard">
      <style:graphic-properties svg:stroke-color="#00ff00" draw:marker-end="Arrow" draw:textarea-horizontal-align="center" draw:textarea-vertical-align="middle"/>
    </style:style>
    <style:style style:name="gr5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0pt"/>
    </style:style>
    <style:style style:name="P3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4pt"/>
    </style:style>
    <style:style style:name="P4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 fo:font-size="12pt"/>
    </style:style>
    <style:style style:name="P7" style:family="paragraph">
      <style:paragraph-properties fo:margin-left="0cm" fo:margin-right="0cm" fo:text-align="justify" fo:text-indent="0cm"/>
    </style:style>
    <style:style style:name="T1" style:family="text">
      <style:text-properties fo:font-family="'Bitstream Vera Sans Mono'" style:font-family-generic="modern" style:font-pitch="fixed" fo:font-size="10pt"/>
    </style:style>
    <style:style style:name="T2" style:family="text">
      <style:text-properties fo:font-family="'Bitstream Vera Sans Mono'" style:font-family-generic="modern" style:font-pitch="fixed" fo:font-size="14pt"/>
    </style:style>
    <style:style style:name="T3" style:family="text">
      <style:text-properties fo:font-family="'Bitstream Vera Sans Mono'" style:font-family-generic="modern" style:font-pitch="fixed"/>
    </style:style>
    <style:style style:name="T4" style:family="text">
      <style:text-properties fo:font-family="'Bitstream Vera Sans Mono'" style:font-family-generic="modern" style:font-pitch="fixed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cm" svg:height="0.5cm" svg:x="33.339cm" svg:y="4.796cm">
          <text:p text:style-name="P1"><text:span text:style-name="T1">Not yet ingame</text:span></text:p>
        </draw:rect>
        <draw:rect draw:style-name="gr2" draw:text-style-name="P3" draw:id="id2" draw:layer="layout" svg:width="6cm" svg:height="1.5cm" svg:x="25.339cm" svg:y="3.296cm">
          <text:p text:style-name="P1"><text:span text:style-name="T2">Advanced Plasma</text:span></text:p>
          <text:p text:style-name="P1"><text:span text:style-name="T2">Technology</text:span></text:p>
        </draw:rect>
        <draw:rect draw:style-name="gr3" draw:text-style-name="P4" draw:id="id10" draw:layer="layout" svg:width="4cm" svg:height="1cm" svg:x="8.839cm" svg:y="0.796cm">
          <text:p text:style-name="P1"><text:span text:style-name="T3">Initial</text:span></text:p>
        </draw:rect>
        <draw:rect draw:style-name="gr2" draw:text-style-name="P4" draw:id="id1" draw:layer="layout" svg:width="3.5cm" svg:height="1cm" svg:x="25.339cm" svg:y="0.796cm">
          <text:p text:style-name="P1"><text:span text:style-name="T3">Alien</text:span></text:p>
        </draw:rect>
        <draw:connector draw:style-name="gr4" draw:text-style-name="P5" draw:layer="layout" draw:line-skew="-0.25cm" svg:x1="27.089cm" svg:y1="1.796cm" svg:x2="28.339cm" svg:y2="3.296cm" draw:start-shape="id1" draw:start-glue-point="2" draw:end-shape="id2" draw:end-glue-point="0">
          <text:p/>
        </draw:connector>
        <draw:rect draw:style-name="gr2" draw:text-style-name="P3" draw:id="id3" draw:layer="layout" svg:width="5cm" svg:height="1.5cm" svg:x="19.839cm" svg:y="3.296cm">
          <text:p text:style-name="P1"><text:span text:style-name="T2">Tachyon Control</text:span></text:p>
        </draw:rect>
        <draw:connector draw:style-name="gr5" draw:text-style-name="P5" draw:layer="layout" draw:line-skew="-0.25cm" svg:x1="27.089cm" svg:y1="1.796cm" svg:x2="22.339cm" svg:y2="3.296cm" draw:start-shape="id1" draw:start-glue-point="2" draw:end-shape="id3" draw:end-glue-point="0">
          <text:p/>
        </draw:connector>
        <draw:rect draw:style-name="gr2" draw:text-style-name="P6" draw:id="id5" draw:layer="layout" svg:width="4cm" svg:height="0.5cm" svg:x="29.339cm" svg:y="10.296cm">
          <text:p text:style-name="P1"><text:span text:style-name="T4">Plasma Rifle</text:span></text:p>
        </draw:rect>
        <draw:rect draw:style-name="gr2" draw:text-style-name="P6" draw:id="id4" draw:layer="layout" svg:width="4cm" svg:height="0.5cm" svg:x="29.339cm" svg:y="8.796cm">
          <text:p text:style-name="P1"><text:span text:style-name="T4">Plasma Pistol</text:span></text:p>
        </draw:rect>
        <draw:rect draw:style-name="gr2" draw:text-style-name="P6" draw:id="id6" draw:layer="layout" svg:width="3.5cm" svg:height="0.5cm" svg:x="29.339cm" svg:y="5.796cm">
          <text:p text:style-name="P1"><text:span text:style-name="T4">Plasma Blade</text:span></text:p>
        </draw:rect>
        <draw:connector draw:style-name="gr5" draw:text-style-name="P5" draw:layer="layout" svg:x1="28.339cm" svg:y1="4.796cm" svg:x2="29.339cm" svg:y2="9.046cm" draw:start-shape="id2" draw:start-glue-point="2" draw:end-shape="id4" draw:end-glue-point="3">
          <text:p/>
        </draw:connector>
        <draw:connector draw:style-name="gr5" draw:text-style-name="P5" draw:layer="layout" svg:x1="31.339cm" svg:y1="9.296cm" svg:x2="31.339cm" svg:y2="10.296cm" draw:start-shape="id4" draw:start-glue-point="2" draw:end-shape="id5" draw:end-glue-point="0">
          <text:p/>
        </draw:connector>
        <draw:connector draw:style-name="gr5" draw:text-style-name="P5" draw:layer="layout" svg:x1="28.339cm" svg:y1="4.796cm" svg:x2="29.339cm" svg:y2="6.046cm" draw:start-shape="id2" draw:start-glue-point="2" draw:end-shape="id6" draw:end-glue-point="3">
          <text:p/>
        </draw:connector>
        <draw:rect draw:style-name="gr1" draw:text-style-name="P2" draw:layer="layout" svg:width="3cm" svg:height="0.5cm" svg:x="30.339cm" svg:y="6.296cm">
          <text:p text:style-name="P1"><text:span text:style-name="T1">Not yet ingame</text:span></text:p>
        </draw:rect>
        <draw:rect draw:style-name="gr1" draw:text-style-name="P2" draw:layer="layout" svg:width="3cm" svg:height="0.5cm" svg:x="30.339cm" svg:y="7.796cm">
          <text:p text:style-name="P1"><text:span text:style-name="T1">Not yet ingame</text:span></text:p>
        </draw:rect>
        <draw:rect draw:style-name="gr2" draw:text-style-name="P6" draw:id="id7" draw:layer="layout" svg:width="3.5cm" svg:height="0.5cm" svg:x="29.339cm" svg:y="7.296cm">
          <text:p text:style-name="P1"><text:span text:style-name="T4">Plasma Drive</text:span></text:p>
        </draw:rect>
        <draw:connector draw:style-name="gr5" draw:text-style-name="P5" draw:layer="layout" svg:x1="28.339cm" svg:y1="4.796cm" svg:x2="29.339cm" svg:y2="7.546cm" draw:start-shape="id2" draw:start-glue-point="2" draw:end-shape="id7" draw:end-glue-point="3">
          <text:p/>
        </draw:connector>
        <draw:rect draw:style-name="gr2" draw:text-style-name="P6" draw:id="id9" draw:layer="layout" svg:width="6cm" svg:height="0.5cm" svg:x="19.339cm" svg:y="7.296cm">
          <text:p text:style-name="P1"><text:span text:style-name="T4">Tachyon Sniper Rifle</text:span></text:p>
        </draw:rect>
        <draw:rect draw:style-name="gr2" draw:text-style-name="P6" draw:id="id8" draw:layer="layout" svg:width="4cm" svg:height="0.5cm" svg:x="20.339cm" svg:y="5.796cm">
          <text:p text:style-name="P1"><text:span text:style-name="T4">Tachyon Rifle</text:span></text:p>
        </draw:rect>
        <draw:connector draw:style-name="gr5" draw:text-style-name="P5" draw:layer="layout" svg:x1="22.339cm" svg:y1="4.796cm" svg:x2="22.339cm" svg:y2="5.796cm" draw:start-shape="id3" draw:start-glue-point="2" draw:end-shape="id8" draw:end-glue-point="0">
          <text:p/>
        </draw:connector>
        <draw:connector draw:style-name="gr5" draw:text-style-name="P5" draw:layer="layout" svg:x1="22.339cm" svg:y1="6.296cm" svg:x2="22.339cm" svg:y2="7.296cm" draw:start-shape="id8" draw:start-glue-point="2" draw:end-shape="id9" draw:end-glue-point="0">
          <text:p/>
        </draw:connector>
        <draw:rect draw:style-name="gr2" draw:text-style-name="P3" draw:id="id11" draw:layer="layout" svg:width="6cm" svg:height="1.5cm" svg:x="7.839cm" svg:y="3.296cm">
          <text:p text:style-name="P1"><text:span text:style-name="T2">Nanotechnology</text:span></text:p>
        </draw:rect>
        <draw:connector draw:style-name="gr5" draw:text-style-name="P5" draw:layer="layout" svg:x1="10.839cm" svg:y1="1.796cm" svg:x2="10.839cm" svg:y2="3.296cm" draw:start-shape="id10" draw:start-glue-point="2" draw:end-shape="id11" draw:end-glue-point="0">
          <text:p/>
        </draw:connector>
        <draw:rect draw:style-name="gr2" draw:text-style-name="P6" draw:id="id12" draw:layer="layout" svg:width="5cm" svg:height="0.5cm" svg:x="11.839cm" svg:y="6.296cm">
          <text:p text:style-name="P1"><text:span text:style-name="T4">Nano Armor-&gt;medium </text:span></text:p>
        </draw:rect>
        <draw:connector draw:style-name="gr5" draw:text-style-name="P5" draw:layer="layout" svg:x1="10.839cm" svg:y1="4.796cm" svg:x2="11.839cm" svg:y2="6.546cm" draw:start-shape="id11" draw:start-glue-point="2" draw:end-shape="id12" draw:end-glue-point="3">
          <text:p/>
        </draw:connector>
        <draw:rect draw:style-name="gr2" draw:text-style-name="P6" draw:id="id13" draw:layer="layout" svg:width="5cm" svg:height="0.5cm" svg:x="14.339cm" svg:y="3.296cm">
          <text:p text:style-name="P1"><text:span text:style-name="T4">IR Goggles</text:span></text:p>
        </draw:rect>
        <draw:connector draw:style-name="gr5" draw:text-style-name="P5" draw:layer="layout" draw:line-skew="-0.25cm" svg:x1="10.839cm" svg:y1="1.796cm" svg:x2="16.839cm" svg:y2="3.296cm" draw:start-shape="id10" draw:start-glue-point="2" draw:end-shape="id13" draw:end-glue-point="0">
          <text:p/>
        </draw:connector>
        <draw:rect draw:style-name="gr2" draw:text-style-name="P6" draw:id="id14" draw:layer="layout" svg:width="5cm" svg:height="1cm" svg:x="11.839cm" svg:y="7.64cm">
          <text:p text:style-name="P1"><text:span text:style-name="T4">Advanced Armor</text:span></text:p>
          <text:p text:style-name="P1"><text:span text:style-name="T4">Fabrics</text:span></text:p>
        </draw:rect>
        <draw:connector draw:style-name="gr5" draw:text-style-name="P5" draw:layer="layout" svg:x1="10.839cm" svg:y1="4.796cm" svg:x2="11.839cm" svg:y2="8.14cm" draw:start-shape="id11" draw:start-glue-point="2" draw:end-shape="id14" draw:end-glue-point="3">
          <text:p/>
        </draw:connector>
        <draw:connector draw:style-name="gr5" draw:text-style-name="P5" draw:layer="layout" svg:x1="14.339cm" svg:y1="8.64cm" svg:x2="16.339cm" svg:y2="10.046cm" draw:start-shape="id14" draw:start-glue-point="2" draw:end-shape="id15" draw:end-glue-point="3">
          <text:p/>
        </draw:connector>
        <draw:connector draw:style-name="gr5" draw:text-style-name="P5" draw:layer="layout" svg:x1="28.339cm" svg:y1="4.796cm" svg:x2="16.839cm" svg:y2="8.14cm" draw:start-shape="id2" draw:start-glue-point="2" draw:end-shape="id14" draw:end-glue-point="1">
          <text:p/>
        </draw:connector>
        <draw:rect draw:style-name="gr1" draw:text-style-name="P2" draw:layer="layout" svg:width="3cm" svg:height="0.5cm" svg:x="4.839cm" svg:y="4.796cm">
          <text:p text:style-name="P1"><text:span text:style-name="T1">Not yet ingame</text:span></text:p>
        </draw:rect>
        <draw:connector draw:style-name="gr5" draw:text-style-name="P5" draw:layer="layout" draw:line-skew="-0.25cm" svg:x1="10.839cm" svg:y1="1.796cm" svg:x2="4.339cm" svg:y2="3.296cm" draw:start-shape="id10" draw:start-glue-point="2" draw:end-shape="id16" draw:end-glue-point="0">
          <text:p/>
        </draw:connector>
        <draw:rect draw:style-name="gr2" draw:text-style-name="P6" draw:id="id18" draw:layer="layout" svg:width="4cm" svg:height="0.5cm" svg:x="2.339cm" svg:y="7.296cm">
          <text:p text:style-name="P1"><text:span text:style-name="T4">Laser Rifle</text:span></text:p>
        </draw:rect>
        <draw:rect draw:style-name="gr2" draw:text-style-name="P6" draw:id="id17" draw:layer="layout" svg:width="4cm" svg:height="0.5cm" svg:x="2.339cm" svg:y="5.796cm">
          <text:p text:style-name="P1"><text:span text:style-name="T4">Laser Pistol</text:span></text:p>
        </draw:rect>
        <draw:connector draw:style-name="gr5" draw:text-style-name="P5" draw:layer="layout" svg:x1="4.339cm" svg:y1="4.796cm" svg:x2="4.339cm" svg:y2="5.796cm" draw:start-shape="id16" draw:start-glue-point="2" draw:end-shape="id17" draw:end-glue-point="0">
          <text:p/>
        </draw:connector>
        <draw:connector draw:style-name="gr5" draw:text-style-name="P5" draw:layer="layout" svg:x1="4.339cm" svg:y1="6.296cm" svg:x2="4.339cm" svg:y2="7.296cm" draw:start-shape="id17" draw:start-glue-point="2" draw:end-shape="id18" draw:end-glue-point="0">
          <text:p/>
        </draw:connector>
        <draw:connector draw:style-name="gr5" draw:text-style-name="P5" draw:layer="layout" svg:x1="14.339cm" svg:y1="8.64cm" svg:x2="16.339cm" svg:y2="11.546cm" draw:start-shape="id14" draw:start-glue-point="2" draw:end-shape="id19" draw:end-glue-point="3">
          <text:p/>
        </draw:connector>
        <draw:rect draw:style-name="gr1" draw:text-style-name="P2" draw:layer="layout" svg:width="3cm" svg:height="0.5cm" svg:x="17.839cm" svg:y="10.296cm">
          <text:p text:style-name="P1"><text:span text:style-name="T1">Not yet ingame</text:span></text:p>
        </draw:rect>
        <draw:rect draw:style-name="gr1" draw:text-style-name="P2" draw:layer="layout" svg:width="3cm" svg:height="0.5cm" svg:x="17.339cm" svg:y="11.796cm">
          <text:p text:style-name="P1"><text:span text:style-name="T1">Not yet ingame</text:span></text:p>
        </draw:rect>
        <draw:rect draw:style-name="gr2" draw:text-style-name="P6" draw:id="id15" draw:layer="layout" svg:width="4cm" svg:height="0.5cm" svg:x="16.339cm" svg:y="9.796cm">
          <text:p text:style-name="P1"><text:span text:style-name="T4">Nano Hull</text:span></text:p>
        </draw:rect>
        <draw:rect draw:style-name="gr2" draw:text-style-name="P6" draw:id="id19" draw:layer="layout" svg:width="5cm" svg:height="0.5cm" svg:x="16.339cm" svg:y="11.296cm">
          <text:p text:style-name="P1"><text:span text:style-name="T4">Nano Armor -&gt; heavy</text:span></text:p>
        </draw:rect>
        <draw:rect draw:style-name="gr2" draw:text-style-name="P3" draw:id="id16" draw:layer="layout" svg:width="6cm" svg:height="1.5cm" svg:x="1.339cm" svg:y="3.296cm">
          <text:p text:style-name="P1"><text:span text:style-name="T2">High-Energy Laser </text:span></text:p>
        </draw:rect>
        <draw:connector draw:style-name="gr5" draw:text-style-name="P5" draw:layer="layout" draw:line-skew="-0.25cm" svg:x1="27.089cm" svg:y1="1.796cm" svg:x2="33.839cm" svg:y2="3.296cm" draw:start-shape="id1" draw:start-glue-point="2" draw:end-shape="id20" draw:end-glue-point="0">
          <text:p/>
        </draw:connector>
        <draw:rect draw:style-name="gr2" draw:text-style-name="P3" draw:id="id20" draw:layer="layout" svg:width="4cm" svg:height="1.5cm" svg:x="31.839cm" svg:y="3.296cm">
          <text:p text:style-name="P7"><text:span text:style-name="T2">Antigrav</text:span></text:p>
          <text:p text:style-name="P7"><text:span text:style-name="T2">Technology</text:span></text:p>
        </draw:rect>
        <draw:rect draw:style-name="gr1" draw:text-style-name="P2" draw:layer="layout" svg:width="3cm" svg:height="0.5cm" svg:x="37.839cm" svg:y="4.796cm">
          <text:p text:style-name="P1"><text:span text:style-name="T1">Not yet ingame</text:span></text:p>
        </draw:rect>
        <draw:rect draw:style-name="gr2" draw:text-style-name="P3" draw:id="id21" draw:layer="layout" svg:width="4cm" svg:height="1.5cm" svg:x="36.339cm" svg:y="3.296cm">
          <text:p text:style-name="P7"><text:span text:style-name="T2">Psi Control</text:span></text:p>
        </draw:rect>
        <draw:connector draw:style-name="gr5" draw:text-style-name="P5" draw:layer="layout" draw:line-skew="-0.25cm" svg:x1="27.089cm" svg:y1="1.796cm" svg:x2="38.339cm" svg:y2="3.296cm" draw:start-shape="id1" draw:start-glue-point="2" draw:end-shape="id21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296cm" fo:margin-bottom="0.537cm" fo:margin-left="0.339cm" fo:margin-right="0.371cm" fo:page-width="42cm" fo:page-height="29.7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initial-creator>Martin Bürbaum</meta:initial-creator>
    <meta:creation-date>2006-04-09T10:35:47</meta:creation-date>
    <dc:date>2006-04-09T20:14:53</dc:date>
    <dc:language>de-DE</dc:language>
    <meta:editing-cycles>21</meta:editing-cycles>
    <meta:editing-duration>PT58M1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